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75f6"/>
    </style:style>
    <style:style style:name="P2" style:family="paragraph" style:parent-style-name="Text_20_body">
      <style:text-properties officeooo:paragraph-rsid="0007ed82"/>
    </style:style>
    <style:style style:name="P3" style:family="paragraph" style:parent-style-name="Title">
      <style:text-properties officeooo:rsid="000575f6" officeooo:paragraph-rsid="000575f6"/>
    </style:style>
    <style:style style:name="P4" style:family="paragraph" style:parent-style-name="Heading_20_1">
      <style:text-properties officeooo:rsid="000575f6" officeooo:paragraph-rsid="000575f6"/>
    </style:style>
    <style:style style:name="P5" style:family="paragraph" style:parent-style-name="Heading_20_2">
      <style:text-properties officeooo:rsid="000575f6" officeooo:paragraph-rsid="000575f6"/>
    </style:style>
    <style:style style:name="P6" style:family="paragraph" style:parent-style-name="Heading_20_2">
      <style:text-properties officeooo:rsid="0007ed82" officeooo:paragraph-rsid="0007ed82"/>
    </style:style>
    <style:style style:name="P7" style:family="paragraph" style:parent-style-name="Heading_20_2">
      <style:text-properties officeooo:paragraph-rsid="0007ed82"/>
    </style:style>
    <style:style style:name="T1" style:family="text">
      <style:text-properties officeooo:rsid="000575f6"/>
    </style:style>
    <style:style style:name="T2" style:family="text">
      <style:text-properties officeooo:rsid="0007ed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rfarenhetsdokument</text:p>
      <text:h text:style-name="P4" text:outline-level="1">Erfarenheter</text:h>
      <text:h text:style-name="P5" text:outline-level="2">Oscar Fredriksson:</text:h>
      <text:p text:style-name="P1"><text:span text:style-name="T1">Använd verktyg som git. Det är väldigt smidigt och alla i gruppen kan enkelt komma åt koden. Det bästa som jag har märkt är att sitta tillsammans och programmera. Då får man bättre koll på vad de andra i gruppen jobbar på och man blir mer alert när någon gör en ändring som man kan uppdatera med hjälp av git.</text:span></text:p>
      <text:h text:style-name="P7" text:outline-level="2"><text:span text:style-name="T2">Alexander Ernfridsson:</text:span></text:h>
      <text:h text:style-name="P7" text:outline-level="2"><text:span text:style-name="T2">Oskar Eriksson:</text:span></text:h>
      <text:h text:style-name="P6" text:outline-level="2">Axel Blackert: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fr819 </meta:initial-creator>
    <meta:creation-date>2014-11-12T12:23:48.136316693</meta:creation-date>
    <dc:date>2014-11-12T12:32:54.361982994</dc:date>
    <dc:creator>oscfr819 </dc:creator>
    <meta:editing-duration>PT5M38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7" meta:word-count="70" meta:character-count="409" meta:non-whitespace-character-count="346"/>
  </office:meta>
</office:document-meta>
</file>